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/>
    </style:style>
    <style:style style:name="P2" style:family="paragraph" style:parent-style-name="Standard">
      <style:text-properties style:text-line-through-style="solid"/>
    </style:style>
    <style:style style:name="T1" style:family="text">
      <style:text-properties style:text-line-through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 pour Fatiha : </text:p>
      <text:p text:style-name="Standard"/>
      <text:p text:style-name="Standard"/>
      <text:p text:style-name="Standard">ajouter une fonction qui copie le fichier en input et le copie dans un répertoire dédié. (inutile pour l'instant)</text:p>
      <text:p text:style-name="Standard">Créer l'output en circos et en d3js des introns exon et amorce.</text:p>
      <text:p text:style-name="P1">Ajouter une fonction qui extrait la séquence des exons sélectionnés pour créer un couple d'amorce customisé.</text:p>
      <text:p text:style-name="P1"><text:span text:style-name="T1">Ajouter une fonction qui prendrai une liste d'exon differente de celle des resultat en input</text:span></text:p>
      <text:p text:style-name="Standard">Rendre le fichierexecutable</text:p>
      <text:p text:style-name="Standard">ajouter le module d'aide pour chaque fonction du script</text:p>
      <text:p text:style-name="Standard">il faut créer une fonction externe qui ajoute et qui crée les exon entr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4T16:46:16.22</meta:creation-date>
    <dc:date>2018-05-06T01:09:40.18</dc:date>
    <meta:editing-duration>P1DT7H31M49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1" meta:paragraph-count="8" meta:word-count="92" meta:character-count="553"/>
  </office:meta>
</office:document-meta>
</file>